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9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3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4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4pt" fo:text-shadow="1pt 1pt" style:font-size-asian="24pt" style:font-size-complex="24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8pt" fo:text-shadow="1pt 1pt" style:font-size-asian="28pt" style:font-size-complex="28pt"/>
    </style:style>
    <style:style style:name="P8" style:family="paragraph">
      <loext:graphic-properties draw:fill-color="#ffffff"/>
    </style:style>
    <style:style style:name="P9" style:family="paragraph">
      <style:paragraph-properties fo:margin-left="0.318cm" fo:margin-right="0cm" fo:text-indent="0cm"/>
      <style:text-properties fo:font-size="28pt"/>
    </style:style>
    <style:style style:name="P10" style:family="paragraph">
      <style:paragraph-properties fo:margin-left="0cm" fo:margin-right="0cm" fo:text-indent="0cm"/>
      <style:text-properties fo:font-size="28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0pt" fo:text-shadow="1pt 1pt" style:font-size-asian="20pt" style:font-size-complex="20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4.638cm" svg:height="3.063cm" svg:x="1.778cm" svg:y="1.001cm">
          <draw:text-box>
            <text:p text:style-name="P1"><text:span text:style-name="T1">HYMN #582</text:span></text:p>
            <text:p text:style-name="P1"><text:span text:style-name="T2">“</text:span><text:span text:style-name="T2">God's Word Is Our Great Heritag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7.011cm" svg:x="1.524cm" svg:y="0.762cm">
          <draw:text-box>
            <text:p text:style-name="P4"><text:span text:style-name="T3">1. </text:span><text:span text:style-name="T4">God’s Word is our great heritage</text:span><text:span text:style-name="T4"><text:line-break/></text:span><text:span text:style-name="T4">And shall be ours forever;</text:span><text:span text:style-name="T4"><text:line-break/></text:span><text:span text:style-name="T4">To spread its light from age to age</text:span><text:span text:style-name="T4"><text:line-break/></text:span><text:span text:style-name="T4">Shall be our chief endeavo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7" draw:layer="layout" svg:width="23.876cm" svg:height="3.846cm" svg:x="2.286cm" svg:y="0.98cm">
          <draw:text-box>
            <text:p text:style-name="P6"><text:span text:style-name="T4">Through life it guides our way,</text:span><text:span text:style-name="T4"><text:line-break/></text:span><text:span text:style-name="T4">In death it is our st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5" draw:text-style-name="P7" draw:layer="layout" svg:width="23.876cm" svg:height="9.081cm" svg:x="2.286cm" svg:y="0.98cm">
          <draw:text-box>
            <text:p text:style-name="P6"><text:span text:style-name="T4">Lord, grant, while worlds endure,</text:span><text:span text:style-name="T4"><text:line-break/></text:span><text:span text:style-name="T4">We keep its teachings pure</text:span><text:span text:style-name="T4"><text:line-break/></text:span><text:span text:style-name="T4">Throughout all generations.</text:span></text:p>
            <text:p text:style-name="P9"><text:span text:style-name="T5"><text:line-break/></text:span><text:span text:style-name="T5"/></text:p>
            <text:p text:style-name="P9"><text:span text:style-name="T6"/></text:p>
            <text:p text:style-name="P10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4T22:49:40.597000000</meta:creation-date>
    <dc:title>Hymn template</dc:title>
    <meta:editing-duration>PT11M59S</meta:editing-duration>
    <meta:editing-cycles>5</meta:editing-cycles>
    <meta:generator>LibreOffice/6.1.5.2$Windows_X86_64 LibreOffice_project/90f8dcf33c87b3705e78202e3df5142b201bd805</meta:generator>
    <meta:initial-creator>Arthur Hoch</meta:initial-creator>
    <dc:date>2019-04-24T15:07:24.556000000</dc:date>
    <meta:document-statistic meta:object-count="33"/>
    <meta:template xlink:type="simple" xlink:actuate="onRequest" xlink:title="Hymn template" xlink:href="../../AppData/Roaming/LibreOffice/4/user/template/Worship%20Templsates/Hymn%20template.otp" meta:date="2014-10-24T22:49:40.269000000"/>
  </office:meta>
</office:document-meta>
</file>